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BinderBindingContext.setSessionContext( SessionAttributesHandler attributesHandler , Web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itBinderBindingContext.save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BinderBindingContext.initDataBinder( WebExchangeDataBinder dataBinder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itBinderBindingContext.InitBinderBindingContext( @ Nullable WebBindingInitializer initializer , List &lt; SyncInvocableHandlerMethod &gt; binder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BinderBindingContext.invokeBinderMethod( WebExchangeDataBinder dataBinder , ServerWebExchange exchange , SyncInvocableHandlerMethod binder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itBinderBindingContext.getSess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